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7.06pt" svg:y="261.84pt">
            <loext:p draw:notify-on-update-of-ranges="Sheet1.A1:Sheet1.A1 Sheet1.A2:Sheet1.A12 Sheet1.B1:Sheet1.B1 Sheet1.B2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31.21pt" svg:y="43.85pt">
            <loext:p draw:notify-on-update-of-ranges="Sheet1.A2:Sheet1.A12 Sheet1.C2:Sheet1.C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82.21pt" svg:y="0pt">
            <loext:p draw:notify-on-update-of-ranges="Sheet1.A2:Sheet1.A8 Sheet1.B2:Sheet1.B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/fmax</text:p>
          </table:table-cell>
          <table:table-cell table:number-columns-repeated="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93.6" calcext:value-type="float">
            <text:p>293.6</text:p>
          </table:table-cell>
          <table:table-cell table:formula="of:=[.B2]/2336" office:value-type="float" office:value="0.125684931506849" calcext:value-type="float">
            <text:p>0.1256849315</text:p>
          </table:table-cell>
          <table:table-cell table:number-columns-repeated="3"/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498" calcext:value-type="float">
            <text:p>498</text:p>
          </table:table-cell>
          <table:table-cell table:formula="of:=[.B3]/2336" office:value-type="float" office:value="0.213184931506849" calcext:value-type="float">
            <text:p>0.2131849315</text:p>
          </table:table-cell>
          <table:table-cell table:formula="of:=([.B3]-[.B2])/([.A3]-[.A2])" office:value-type="float" office:value="29.0340909090909" calcext:value-type="float">
            <text:p>29.0340909091</text:p>
          </table:table-cell>
          <table:table-cell table:formula="of:=[.D3]/(8245.41/4)" office:value-type="float" office:value="0.0140849713521054" calcext:value-type="float">
            <text:p>0.0140849714</text:p>
          </table:table-cell>
          <table:table-cell table:formula="of:=[.E3]*2.75*PI()" office:value-type="float" office:value="0.121685416945942" calcext:value-type="float">
            <text:p>0.1216854169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789.9" calcext:value-type="float">
            <text:p>789.9</text:p>
          </table:table-cell>
          <table:table-cell table:formula="of:=[.B4]/2336" office:value-type="float" office:value="0.338142123287671" calcext:value-type="float">
            <text:p>0.3381421233</text:p>
          </table:table-cell>
          <table:table-cell table:formula="of:=([.B4]-[.B3])/([.A4]-[.A3])" office:value-type="float" office:value="40.0961538461538" calcext:value-type="float">
            <text:p>40.0961538462</text:p>
          </table:table-cell>
          <table:table-cell table:formula="of:=[.D4]/(8245.41/4)" office:value-type="float" office:value="0.019451381481893" calcext:value-type="float">
            <text:p>0.0194513815</text:p>
          </table:table-cell>
          <table:table-cell table:formula="of:=[.E4]*2.75*PI()" office:value-type="float" office:value="0.168047872205641" calcext:value-type="float">
            <text:p>0.1680478722</text:p>
          </table:table-cell>
        </table:table-row>
        <table:table-row table:style-name="ro1">
          <table:table-cell office:value-type="float" office:value="29.16" calcext:value-type="float">
            <text:p>29.16</text:p>
          </table:table-cell>
          <table:table-cell office:value-type="float" office:value="1042" calcext:value-type="float">
            <text:p>1042</text:p>
          </table:table-cell>
          <table:table-cell table:formula="of:=[.B5]/2336" office:value-type="float" office:value="0.446061643835616" calcext:value-type="float">
            <text:p>0.4460616438</text:p>
          </table:table-cell>
          <table:table-cell table:formula="of:=([.B5]-[.B4])/([.A5]-[.A4])" office:value-type="float" office:value="34.8204419889503" calcext:value-type="float">
            <text:p>34.820441989</text:p>
          </table:table-cell>
          <table:table-cell table:formula="of:=[.D5]/(8245.41/4)" office:value-type="float" office:value="0.0168920366550361" calcext:value-type="float">
            <text:p>0.0168920367</text:p>
          </table:table-cell>
          <table:table-cell table:formula="of:=[.E5]*2.75*PI()" office:value-type="float" office:value="0.145936720213985" calcext:value-type="float">
            <text:p>0.1459367202</text:p>
          </table:table-cell>
        </table:table-row>
        <table:table-row table:style-name="ro1">
          <table:table-cell office:value-type="float" office:value="38.44" calcext:value-type="float">
            <text:p>38.44</text:p>
          </table:table-cell>
          <table:table-cell office:value-type="float" office:value="1380" calcext:value-type="float">
            <text:p>1380</text:p>
          </table:table-cell>
          <table:table-cell table:formula="of:=[.B6]/2336" office:value-type="float" office:value="0.590753424657534" calcext:value-type="float">
            <text:p>0.5907534247</text:p>
          </table:table-cell>
          <table:table-cell table:formula="of:=([.B6]-[.B5])/([.A6]-[.A5])" office:value-type="float" office:value="36.4224137931035" calcext:value-type="float">
            <text:p>36.4224137931</text:p>
          </table:table-cell>
          <table:table-cell table:formula="of:=[.D6]/(8245.41/4)" office:value-type="float" office:value="0.0176691826328119" calcext:value-type="float">
            <text:p>0.0176691826</text:p>
          </table:table-cell>
          <table:table-cell table:formula="of:=[.E6]*2.75*PI()" office:value-type="float" office:value="0.15265077947399" calcext:value-type="float">
            <text:p>0.1526507795</text:p>
          </table:table-cell>
        </table:table-row>
        <table:table-row table:style-name="ro1">
          <table:table-cell office:value-type="float" office:value="51.72" calcext:value-type="float">
            <text:p>51.72</text:p>
          </table:table-cell>
          <table:table-cell office:value-type="float" office:value="1678" calcext:value-type="float">
            <text:p>1678</text:p>
          </table:table-cell>
          <table:table-cell table:formula="of:=[.B7]/2336" office:value-type="float" office:value="0.718321917808219" calcext:value-type="float">
            <text:p>0.7183219178</text:p>
          </table:table-cell>
          <table:table-cell table:formula="of:=([.B7]-[.B6])/([.A7]-[.A6])" office:value-type="float" office:value="22.4397590361446" calcext:value-type="float">
            <text:p>22.4397590361</text:p>
          </table:table-cell>
          <table:table-cell table:formula="of:=[.D7]/(8245.41/4)" office:value-type="float" office:value="0.0108859397100421" calcext:value-type="float">
            <text:p>0.0108859397</text:p>
          </table:table-cell>
          <table:table-cell table:formula="of:=[.E7]*2.75*PI()" office:value-type="float" office:value="0.0940477676063467" calcext:value-type="float">
            <text:p>0.0940477676</text:p>
          </table:table-cell>
        </table:table-row>
        <table:table-row table:style-name="ro1">
          <table:table-cell office:value-type="float" office:value="63.16" calcext:value-type="float">
            <text:p>63.16</text:p>
          </table:table-cell>
          <table:table-cell office:value-type="float" office:value="1885" calcext:value-type="float">
            <text:p>1885</text:p>
          </table:table-cell>
          <table:table-cell table:formula="of:=[.B8]/2336" office:value-type="float" office:value="0.806934931506849" calcext:value-type="float">
            <text:p>0.8069349315</text:p>
          </table:table-cell>
          <table:table-cell table:formula="of:=([.B8]-[.B7])/([.A8]-[.A7])" office:value-type="float" office:value="18.0944055944056" calcext:value-type="float">
            <text:p>18.0944055944</text:p>
          </table:table-cell>
          <table:table-cell table:formula="of:=[.D8]/(8245.41/4)" office:value-type="float" office:value="0.00877792885710018" calcext:value-type="float">
            <text:p>0.0087779289</text:p>
          </table:table-cell>
          <table:table-cell table:formula="of:=[.E8]*2.75*PI()" office:value-type="float" office:value="0.0758358612307994" calcext:value-type="float">
            <text:p>0.0758358612</text:p>
          </table:table-cell>
        </table:table-row>
        <table:table-row table:style-name="ro1">
          <table:table-cell office:value-type="float" office:value="95.56" calcext:value-type="float">
            <text:p>95.56</text:p>
          </table:table-cell>
          <table:table-cell office:value-type="float" office:value="2149" calcext:value-type="float">
            <text:p>2149</text:p>
          </table:table-cell>
          <table:table-cell table:formula="of:=[.B9]/2336" office:value-type="float" office:value="0.919948630136986" calcext:value-type="float">
            <text:p>0.9199486301</text:p>
          </table:table-cell>
          <table:table-cell table:formula="of:=([.B9]-[.B8])/([.A9]-[.A8])" office:value-type="float" office:value="8.14814814814815" calcext:value-type="float">
            <text:p>8.1481481481</text:p>
          </table:table-cell>
          <table:table-cell table:formula="of:=[.D9]/(8245.41/4)" office:value-type="float" office:value="0.00395281648730537" calcext:value-type="float">
            <text:p>0.0039528165</text:p>
          </table:table-cell>
          <table:table-cell table:formula="of:=[.E9]*2.75*PI()" office:value-type="float" office:value="0.0341498829031447" calcext:value-type="float">
            <text:p>0.0341498829</text:p>
          </table:table-cell>
        </table:table-row>
        <table:table-row table:style-name="ro1">
          <table:table-cell office:value-type="float" office:value="130.84" calcext:value-type="float">
            <text:p>130.84</text:p>
          </table:table-cell>
          <table:table-cell office:value-type="float" office:value="2271" calcext:value-type="float">
            <text:p>2271</text:p>
          </table:table-cell>
          <table:table-cell table:formula="of:=[.B10]/2336" office:value-type="float" office:value="0.972174657534247" calcext:value-type="float">
            <text:p>0.9721746575</text:p>
          </table:table-cell>
          <table:table-cell table:formula="of:=([.B10]-[.B9])/([.A10]-[.A9])" office:value-type="float" office:value="3.45804988662131" calcext:value-type="float">
            <text:p>3.4580498866</text:p>
          </table:table-cell>
          <table:table-cell table:formula="of:=[.D10]/(8245.41/4)" office:value-type="float" office:value="0.00167756358343433" calcext:value-type="float">
            <text:p>0.0016775636</text:p>
          </table:table-cell>
          <table:table-cell table:formula="of:=[.E10]*2.75*PI()" office:value-type="float" office:value="0.0144931089315294" calcext:value-type="float">
            <text:p>0.0144931089</text:p>
          </table:table-cell>
        </table:table-row>
        <table:table-row table:style-name="ro1">
          <table:table-cell office:value-type="float" office:value="171.36" calcext:value-type="float">
            <text:p>171.36</text:p>
          </table:table-cell>
          <table:table-cell office:value-type="float" office:value="2336" calcext:value-type="float">
            <text:p>2336</text:p>
          </table:table-cell>
          <table:table-cell table:formula="of:=[.B11]/2336" office:value-type="float" office:value="1" calcext:value-type="float">
            <text:p>1</text:p>
          </table:table-cell>
          <table:table-cell table:formula="of:=([.B11]-[.B10])/([.A11]-[.A10])" office:value-type="float" office:value="1.60414610069102" calcext:value-type="float">
            <text:p>1.6041461007</text:p>
          </table:table-cell>
          <table:table-cell table:formula="of:=[.D11]/(8245.41/4)" office:value-type="float" office:value="0.000778200769005309" calcext:value-type="float">
            <text:p>0.0007782008</text:p>
          </table:table-cell>
          <table:table-cell table:formula="of:=[.E11]*2.75*PI()" office:value-type="float" office:value="0.00672317200204377" calcext:value-type="float">
            <text:p>0.006723172</text:p>
          </table:table-cell>
        </table:table-row>
        <table:table-row table:style-name="ro1">
          <table:table-cell office:value-type="float" office:value="209.64" calcext:value-type="float">
            <text:p>209.64</text:p>
          </table:table-cell>
          <table:table-cell office:value-type="float" office:value="2336" calcext:value-type="float">
            <text:p>2336</text:p>
          </table:table-cell>
          <table:table-cell table:formula="of:=[.B12]/2336" office:value-type="float" office:value="1" calcext:value-type="float">
            <text:p>1</text:p>
          </table:table-cell>
          <table:table-cell table:formula="of:=([.B12]-[.B11])/([.A12]-[.A11])" office:value-type="float" office:value="0" calcext:value-type="float">
            <text:p>0</text:p>
          </table:table-cell>
          <table:table-cell table:formula="of:=[.D12]/(8245.41/4)" office:value-type="float" office:value="0" calcext:value-type="float">
            <text:p>0</text:p>
          </table:table-cell>
          <table:table-cell table:formula="of:=[.E12]*2.75*PI(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23:30:02.799880479</meta:creation-date>
    <dc:date>2016-11-05T00:51:12.015865433</dc:date>
    <meta:editing-duration>PT41M31S</meta:editing-duration>
    <meta:editing-cycles>1</meta:editing-cycles>
    <meta:document-statistic meta:table-count="1" meta:cell-count="66" meta:object-count="3"/>
    <meta:generator>LibreOffice/5.1.6.2.0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12" chart:data-source-has-labels="row" svg:x="0.32cm" svg:y="0.18cm" svg:width="15.36cm" svg:height="8.64cm">
          <chartooo:coordinate-region svg:x="1.365cm" svg:y="0.379cm" svg:width="14.016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12" chart:label-cell-address="Sheet1.B1:Sheet1.B1" chart:class="chart:scatter">
            <chart:domain table:cell-range-address="Sheet1.A2:Sheet1.A12"/>
            <chart:regression-curve chart:style-name="ch6">
              <chart:equation chart:display-equation="true" chart:display-r-square="true" svg:x="4.473cm" svg:y="3.896cm"/>
            </chart:regression-curve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6">
                <text:p>7.6</text:p>
                <draw:g>
                  <svg:desc>Sheet1.A2:Sheet1.A12</svg:desc>
                </draw:g>
              </table:table-cell>
              <table:table-cell office:value-type="float" office:value="293.6">
                <text:p>293.6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64">
                <text:p>14.6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92">
                <text:p>21.92</text:p>
              </table:table-cell>
              <table:table-cell office:value-type="float" office:value="789.9">
                <text:p>78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16">
                <text:p>29.16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44">
                <text:p>38.4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72">
                <text:p>51.72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16">
                <text:p>63.16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.56">
                <text:p>95.56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.84">
                <text:p>130.84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.36">
                <text:p>171.36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.64">
                <text:p>209.64</text:p>
              </table:table-cell>
              <table:table-cell office:value-type="float" office:value="2336">
                <text:p>2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59cm" svg:y="3.952cm" style:legend-expansion="high" chart:style-name="ch2"/>
        <chart:plot-area chart:style-name="ch3" table:cell-range-address="Sheet1.A2:Sheet1.A12 Sheet1.C2:Sheet1.C12" svg:x="0.32cm" svg:y="0.18cm" svg:width="10.219cm" svg:height="8.64cm">
          <chartooo:coordinate-region svg:x="1.074cm" svg:y="0.38cm" svg:width="9.16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2" chart:class="chart:scatter">
            <chart:domain table:cell-range-address="Sheet1.A2:Sheet1.A12"/>
            <chart:regression-curve chart:style-name="ch7">
              <chart:equation chart:display-equation="true" chart:display-r-square="true" svg:x="1.272cm" svg:y="0.196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6">
                <text:p>7.6</text:p>
                <draw:g>
                  <svg:desc>Sheet1.A2:Sheet1.A12</svg:desc>
                </draw:g>
              </table:table-cell>
              <table:table-cell office:value-type="float" office:value="0.125684931506849">
                <text:p>0.125684931506849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64">
                <text:p>14.64</text:p>
              </table:table-cell>
              <table:table-cell office:value-type="float" office:value="0.213184931506849">
                <text:p>0.213184931506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92">
                <text:p>21.92</text:p>
              </table:table-cell>
              <table:table-cell office:value-type="float" office:value="0.338142123287671">
                <text:p>0.3381421232876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16">
                <text:p>29.16</text:p>
              </table:table-cell>
              <table:table-cell office:value-type="float" office:value="0.446061643835616">
                <text:p>0.446061643835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44">
                <text:p>38.44</text:p>
              </table:table-cell>
              <table:table-cell office:value-type="float" office:value="0.590753424657534">
                <text:p>0.590753424657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72">
                <text:p>51.72</text:p>
              </table:table-cell>
              <table:table-cell office:value-type="float" office:value="0.718321917808219">
                <text:p>0.718321917808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16">
                <text:p>63.16</text:p>
              </table:table-cell>
              <table:table-cell office:value-type="float" office:value="0.806934931506849">
                <text:p>0.806934931506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.56">
                <text:p>95.56</text:p>
              </table:table-cell>
              <table:table-cell office:value-type="float" office:value="0.919948630136986">
                <text:p>0.919948630136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.84">
                <text:p>130.84</text:p>
              </table:table-cell>
              <table:table-cell office:value-type="float" office:value="0.972174657534247">
                <text:p>0.972174657534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.36">
                <text:p>171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.64">
                <text:p>209.6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952cm" style:legend-expansion="high" chart:style-name="ch2"/>
        <chart:plot-area chart:style-name="ch3" table:cell-range-address="Sheet1.A2:Sheet1.B8" svg:x="0.32cm" svg:y="0.18cm" svg:width="11.106cm" svg:height="8.64cm">
          <chartooo:coordinate-region svg:x="1.166cm" svg:y="0.379cm" svg:width="9.86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class="chart:scatter">
            <chart:domain table:cell-range-address="Sheet1.A2:Sheet1.A8"/>
            <chart:regression-curve chart:style-name="ch7">
              <chart:equation chart:display-equation="true" chart:display-r-square="true" svg:x="0.815cm" svg:y="1.395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6">
                <text:p>7.6</text:p>
                <draw:g>
                  <svg:desc>Sheet1.A2:Sheet1.A8</svg:desc>
                </draw:g>
              </table:table-cell>
              <table:table-cell office:value-type="float" office:value="293.6">
                <text:p>293.6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64">
                <text:p>14.6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92">
                <text:p>21.92</text:p>
              </table:table-cell>
              <table:table-cell office:value-type="float" office:value="789.9">
                <text:p>78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16">
                <text:p>29.16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44">
                <text:p>38.4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72">
                <text:p>51.72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16">
                <text:p>63.16</text:p>
              </table:table-cell>
              <table:table-cell office:value-type="float" office:value="1885">
                <text:p>18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